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ac0ec"/>
    </style:style>
    <style:style style:name="P2" style:family="paragraph" style:parent-style-name="Heading_20_3" style:list-style-name="L6"/>
    <style:style style:name="P3" style:family="paragraph" style:parent-style-name="Heading_20_3" style:list-style-name="L8">
      <style:paragraph-properties fo:margin-top="0.106cm" fo:margin-bottom="0.318cm" loext:contextual-spacing="false" fo:orphans="2" fo:widows="2" fo:padding="0cm" fo:border="none"/>
      <style:text-properties fo:font-variant="normal" fo:text-transform="none" fo:color="#222635" style:font-name="Helvetica Neue" fo:font-size="15pt" fo:letter-spacing="normal" fo:font-style="normal" fo:font-weight="normal" officeooo:paragraph-rsid="000ac0ec"/>
    </style:style>
    <style:style style:name="P4" style:family="paragraph" style:parent-style-name="Heading_20_3" style:list-style-name="L8">
      <style:paragraph-properties fo:margin-top="0.106cm" fo:margin-bottom="0.318cm" loext:contextual-spacing="false" fo:orphans="2" fo:widows="2" fo:padding="0cm" fo:border="none"/>
      <style:text-properties fo:font-variant="normal" fo:text-transform="none" fo:color="#222635" style:font-name="Helvetica Neue" fo:font-size="12pt" fo:letter-spacing="normal" fo:font-style="normal" fo:font-weight="normal" officeooo:paragraph-rsid="000ac0ec" style:font-size-asian="12pt" style:font-size-complex="12pt"/>
    </style:style>
    <style:style style:name="P5" style:family="paragraph" style:parent-style-name="Standard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1.3999996185303pt" fo:letter-spacing="normal" fo:font-style="normal" fo:font-weight="normal" officeooo:paragraph-rsid="000c2469"/>
    </style:style>
    <style:style style:name="P6" style:family="paragraph" style:parent-style-name="Text_20_body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  <style:text-properties officeooo:paragraph-rsid="000ac0ec"/>
    </style:style>
    <style:style style:name="P8" style:family="paragraph" style:parent-style-name="Text_20_body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1.3999996185303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1.3999996185303pt" fo:letter-spacing="normal" fo:font-style="normal" fo:font-weight="normal" officeooo:paragraph-rsid="000ac0ec"/>
    </style:style>
    <style:style style:name="P10" style:family="paragraph" style:parent-style-name="Text_20_body">
      <style:paragraph-properties fo:margin-left="0cm" fo:margin-right="0cm" fo:margin-top="0.106cm" fo:margin-bottom="0.318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1.3999996185303pt" fo:letter-spacing="normal" fo:font-style="normal" fo:font-weight="normal" officeooo:paragraph-rsid="000c2469"/>
    </style:style>
    <style:style style:name="P11" style:family="paragraph" style:parent-style-name="Text_20_body" style:list-style-name="L8">
      <style:paragraph-properties fo:margin-top="0.106cm" fo:margin-bottom="0.318cm" loext:contextual-spacing="false" fo:orphans="2" fo:widows="2" fo:padding="0cm" fo:border="none"/>
      <style:text-properties officeooo:paragraph-rsid="000ac0ec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fo:font-variant="normal" fo:text-transform="none" fo:color="#222635" style:font-name="Helvetica Neue" fo:font-size="18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222635" style:font-name="Helvetica Neue" fo:font-size="15pt" fo:letter-spacing="normal" fo:font-style="normal" fo:font-weight="normal"/>
    </style:style>
    <style:style style:name="T4" style:family="text">
      <style:text-properties fo:font-variant="normal" fo:text-transform="none" fo:color="#222635" style:font-name="Cambria" fo:font-size="11.3999996185303pt" fo:letter-spacing="normal" fo:font-style="normal" fo:font-weight="normal"/>
    </style:style>
    <style:style style:name="T5" style:family="text">
      <style:text-properties fo:font-variant="normal" fo:text-transform="none" fo:color="#222635" style:font-name="Cambria" fo:letter-spacing="normal" fo:font-style="normal" fo:font-weight="normal"/>
    </style:style>
    <style:style style:name="T6" style:family="text">
      <style:text-properties fo:font-variant="normal" fo:text-transform="none" fo:color="#c7254e" style:font-name="Menlo" fo:font-size="10.1999998092651pt" fo:letter-spacing="normal" fo:font-style="normal" fo:font-weight="normal" fo:background-color="#f9f2f4" loext:char-shading-value="0" loext:padding="0cm" loext:border="none"/>
    </style:style>
    <style:style style:name="T7" style:family="text">
      <style:text-properties style:font-name="Cambria"/>
    </style:style>
    <style:style style:name="T8" style:family="text">
      <style:text-properties style:font-name="Cambria" fo:font-size="11.3999996185303pt"/>
    </style:style>
    <style:style style:name="T9" style:family="text">
      <style:text-properties fo:color="#c7254e" style:font-name="Menlo" fo:font-size="10.1999998092651pt" fo:background-color="#f9f2f4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2">Git Commands</text:span></text:span></text:h>
      <text:list xml:id="list785119641" text:style-name="L6">
        <text:list-item>
          <text:list>
            <text:list-item>
              <text:list>
                <text:list-item>
                  <text:h text:style-name="P2" text:outline-level="3"><text:span text:style-name="T3">git config:</text:span></text:h>
                </text:list-item>
              </text:list>
            </text:list-item>
          </text:list>
        </text:list-item>
      </text:list>
      <text:p text:style-name="P9"><text:span text:style-name="T1">This command sets the author name and email address respectively to be used with your commits</text:span><text:span text:style-name="T3">.</text:span></text:p>
      <text:p text:style-name="P7"><text:span text:style-name="T4">Usage: </text:span><text:span text:style-name="Source_20_Text"><text:span text:style-name="T6">git config –global user.name “[name]”</text:span></text:span><text:span text:style-name="T4">  </text:span></text:p>
      <text:p text:style-name="P7"><text:span text:style-name="T4">Usage: </text:span><text:span text:style-name="Source_20_Text"><text:span text:style-name="T6">git config –global user.email “[email address]”</text:span></text:span><text:span text:style-name="T4"> </text:span></text:p>
      <text:list xml:id="list2528290916" text:style-name="L8">
        <text:list-item>
          <text:list>
            <text:list-item>
              <text:list>
                <text:list-item>
                  <text:h text:style-name="P4" text:outline-level="3"><text:span text:style-name="T7">git init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init [repository name]</text:span></text:span></text:p>
      <text:p text:style-name="P8">This command is used to start a new repository.</text:p>
      <text:list xml:id="list93904450988300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clone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clone [url]</text:span></text:span><text:bookmark text:name="_tmp_pre_4"/><text:span text:style-name="T4">  </text:span></text:p>
      <text:p text:style-name="P8">This command is used to obtain a repository from an existing URL.</text:p>
      <text:list xml:id="list93904137083872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add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add [file]</text:span></text:span><text:bookmark text:name="_tmp_pre_5"/><text:span text:style-name="T4">  </text:span></text:p>
      <text:p text:style-name="P8">This command adds a file to the staging area.</text:p>
      <text:p text:style-name="P8">Usage: <text:span text:style-name="Source_20_Text"><text:span text:style-name="T9">git add *</text:span></text:span><text:bookmark text:name="_tmp_pre_6"/>  </text:p>
      <text:p text:style-name="P8">This command adds one or more to the staging area.</text:p>
      <text:list xml:id="list93904235069376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commit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commit -m “[ Type in the commit message]”</text:span></text:span><text:bookmark text:name="_tmp_pre_7"/><text:span text:style-name="T4">  </text:span></text:p>
      <text:p text:style-name="P8">This command records or snapshots the file permanently in the version history.</text:p>
      <text:p text:style-name="P8">Usage: <text:span text:style-name="Source_20_Text"><text:span text:style-name="T9">git commit -a</text:span></text:span><text:bookmark text:name="_tmp_pre_8"/>  </text:p>
      <text:p text:style-name="P8">This command commits any files you’ve added with the git add command and also commits any files you’ve changed since then.</text:p>
      <text:list xml:id="list93904081974122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diff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diff</text:span></text:span><text:bookmark text:name="_tmp_pre_9"/><text:span text:style-name="T4">  </text:span></text:p>
      <text:p text:style-name="P8">This command shows the file differences which are not yet staged.</text:p>
      <text:p text:style-name="P9"><text:span text:style-name="Source_20_Text"><text:span text:style-name="T9">Usage: git diff –staged</text:span></text:span><text:bookmark text:name="_tmp_pre_10"/> </text:p>
      <text:p text:style-name="P7"><text:soft-page-break/><text:span text:style-name="T4">This command shows the differences between the files in the staging area and the latest version present.</text:span></text:p>
      <text:p text:style-name="P7"><text:span text:style-name="T4">Usage: </text:span><text:span text:style-name="Source_20_Text"><text:span text:style-name="T6">git diff [first branch] [second branch]</text:span></text:span><text:bookmark text:name="_tmp_pre_11"/><text:span text:style-name="T4">  </text:span></text:p>
      <text:p text:style-name="P6"><text:span text:style-name="T4">This command shows the differences between the two branches mentioned.</text:span></text:p>
      <text:list xml:id="list93903502948887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reset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reset [file]</text:span></text:span><text:bookmark text:name="_tmp_pre_12"/><text:span text:style-name="T4">  </text:span></text:p>
      <text:p text:style-name="P8">This command unstages the file, but it preserves the file contents.</text:p>
      <text:p text:style-name="P8">Usage: <text:span text:style-name="Source_20_Text"><text:span text:style-name="T9">git reset [commit]</text:span></text:span><text:bookmark text:name="_tmp_pre_13"/>  </text:p>
      <text:p text:style-name="P8">This command undoes all the commits after the specified commit and preserves the changes locally.</text:p>
      <text:p text:style-name="P5">Usage: <text:span text:style-name="Source_20_Text"><text:span text:style-name="T9">git reset –hard [commit]</text:span></text:span><text:bookmark text:name="_tmp_pre_14"/>  </text:p>
      <text:p text:style-name="P5">This command discards all history and goes back to the specified commit. </text:p>
      <text:list xml:id="list93902923110749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status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status</text:span></text:span><text:bookmark text:name="_tmp_pre_15"/><text:span text:style-name="T4">  </text:span></text:p>
      <text:p text:style-name="P8">This command lists all the files that have to be committed.</text:p>
      <text:list xml:id="list93903712919182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rm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rm [file]</text:span></text:span><text:bookmark text:name="_tmp_pre_16"/><text:span text:style-name="T4">  </text:span></text:p>
      <text:p text:style-name="P8">This command deletes the file from your working directory and stages the deletion.</text:p>
      <text:list xml:id="list93903236349576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log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log</text:span></text:span><text:bookmark text:name="_tmp_pre_17"/><text:span text:style-name="T4">  </text:span></text:p>
      <text:p text:style-name="P8">This command is used to list the version history for the current branch.</text:p>
      <text:p text:style-name="P8">Usage: <text:span text:style-name="Source_20_Text"><text:span text:style-name="T9">git log –follow[file]</text:span></text:span><text:bookmark text:name="_tmp_pre_18"/>  </text:p>
      <text:p text:style-name="P8">This command lists version history for a file, including the renaming of files also.</text:p>
      <text:list xml:id="list93903940746092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show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show [commit]</text:span></text:span><text:bookmark text:name="_tmp_pre_19"/><text:span text:style-name="T4">  </text:span></text:p>
      <text:p text:style-name="P8">This command shows the metadata and content changes of the specified commit.</text:p>
      <text:list xml:id="list93903452209190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tag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tag [commitID]</text:span></text:span><text:bookmark text:name="_tmp_pre_20"/><text:span text:style-name="T4">  </text:span></text:p>
      <text:p text:style-name="P8"><text:soft-page-break/>This command is used to give tags to the specified commit.</text:p>
      <text:list xml:id="list93902813066568" text:continue-numbering="true" text:style-name="L8">
        <text:list-item>
          <text:list>
            <text:list-item>
              <text:list>
                <text:list-item>
                  <text:h text:style-name="P3" text:outline-level="3"><text:span text:style-name="T8">git branch</text:span>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branch</text:span></text:span><text:bookmark text:name="_tmp_pre_21"/><text:span text:style-name="T4">  </text:span></text:p>
      <text:p text:style-name="P10">This command lists all the local branches in the current repository.</text:p>
      <text:p text:style-name="P10">Usage: <text:span text:style-name="Source_20_Text"><text:span text:style-name="T9">git branch [branch name]</text:span></text:span><text:bookmark text:name="_tmp_pre_22"/>  </text:p>
      <text:p text:style-name="P6"><text:span text:style-name="T4">This command creates a new branch.</text:span></text:p>
      <text:p text:style-name="P6"><text:span text:style-name="T4">Usage: </text:span><text:span text:style-name="Source_20_Text"><text:span text:style-name="T6">git branch -d [branch name]</text:span></text:span><text:bookmark text:name="_tmp_pre_23"/><text:span text:style-name="T4">  </text:span></text:p>
      <text:p text:style-name="P8">This command deletes the feature branch.</text:p>
      <text:p text:style-name="P6"/>
      <text:list xml:id="list93904639895893" text:continue-numbering="true" text:style-name="L8">
        <text:list-item>
          <text:list>
            <text:list-item>
              <text:list>
                <text:list-item>
                  <text:h text:style-name="P3" text:outline-level="3">git checkout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checkout [branch name]</text:span></text:span><text:bookmark text:name="_tmp_pre_24"/><text:span text:style-name="T4">  </text:span></text:p>
      <text:p text:style-name="P8">This command is used to switch from one branch to another.</text:p>
      <text:p text:style-name="P8">Usage: <text:span text:style-name="Source_20_Text"><text:span text:style-name="T9">git checkout -b [branch name]</text:span></text:span><text:bookmark text:name="_tmp_pre_25"/>  </text:p>
      <text:p text:style-name="P8">This command creates a new branch and also switches to it.</text:p>
      <text:list xml:id="list93904624459073" text:continue-numbering="true" text:style-name="L8">
        <text:list-item>
          <text:list>
            <text:list-item>
              <text:list>
                <text:list-item>
                  <text:h text:style-name="P3" text:outline-level="3">git merge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merge [branch name]</text:span></text:span><text:bookmark text:name="_tmp_pre_26"/><text:span text:style-name="T4">  </text:span></text:p>
      <text:p text:style-name="P8">This command merges the specified branch’s history into the current branch.</text:p>
      <text:list xml:id="list93904344890314" text:continue-numbering="true" text:style-name="L8">
        <text:list-item>
          <text:list>
            <text:list-item>
              <text:list>
                <text:list-item>
                  <text:h text:style-name="P3" text:outline-level="3">git remote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remote add [variable name] [Remote Server Link]</text:span></text:span><text:bookmark text:name="_tmp_pre_27"/><text:span text:style-name="T4">  </text:span></text:p>
      <text:p text:style-name="P8">This command is used to connect your local repository to the remote server.</text:p>
      <text:list xml:id="list93903855813983" text:continue-numbering="true" text:style-name="L8">
        <text:list-item>
          <text:list>
            <text:list-item>
              <text:list>
                <text:list-item>
                  <text:h text:style-name="P3" text:outline-level="3">git push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push [variable name] master</text:span></text:span><text:bookmark text:name="_tmp_pre_28"/><text:span text:style-name="T4">  </text:span></text:p>
      <text:p text:style-name="P8">This command sends the committed changes of master branch to your remote repository.</text:p>
      <text:p text:style-name="P8">Usage: <text:span text:style-name="Source_20_Text"><text:span text:style-name="T9">git push [variable name] [branch]</text:span></text:span><text:bookmark text:name="_tmp_pre_29"/>  </text:p>
      <text:p text:style-name="P8">This command sends the branch commits to your remote repository.</text:p>
      <text:p text:style-name="P8">Usage: <text:span text:style-name="Source_20_Text"><text:span text:style-name="T9">git push –all [variable name]</text:span></text:span><text:bookmark text:name="_tmp_pre_30"/>  </text:p>
      <text:p text:style-name="P8"><text:soft-page-break/>This command pushes all branches to your remote repository.</text:p>
      <text:p text:style-name="P8">Usage: <text:span text:style-name="Source_20_Text"><text:span text:style-name="T9">git push [variable name] :[branch name]</text:span></text:span><text:bookmark text:name="_tmp_pre_31"/>  </text:p>
      <text:p text:style-name="P8">This command deletes a branch on your remote repository.</text:p>
      <text:list xml:id="list93902946975672" text:continue-numbering="true" text:style-name="L8">
        <text:list-item>
          <text:list>
            <text:list-item>
              <text:list>
                <text:list-item>
                  <text:h text:style-name="P3" text:outline-level="3">git pull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pull [Repository Link]</text:span></text:span><text:bookmark text:name="_tmp_pre_32"/><text:span text:style-name="T4">  </text:span></text:p>
      <text:p text:style-name="P8">This command fetches and merges changes on the remote server to your working directory.</text:p>
      <text:list xml:id="list93904621885893" text:continue-numbering="true" text:style-name="L8">
        <text:list-item>
          <text:list>
            <text:list-item>
              <text:list>
                <text:list-item>
                  <text:h text:style-name="P3" text:outline-level="3">git stash</text:h>
                </text:list-item>
              </text:list>
            </text:list-item>
          </text:list>
        </text:list-item>
      </text:list>
      <text:p text:style-name="P6"><text:span text:style-name="T4">Usage: </text:span><text:span text:style-name="Source_20_Text"><text:span text:style-name="T6">git stash save</text:span></text:span><text:bookmark text:name="_tmp_pre_33"/><text:span text:style-name="T4">  </text:span></text:p>
      <text:p text:style-name="P8">This command temporarily stores all the modified tracked files.</text:p>
      <text:p text:style-name="P8">Usage: <text:span text:style-name="Source_20_Text"><text:span text:style-name="T9">git stash list</text:span></text:span><text:bookmark text:name="_tmp_pre_35"/>  </text:p>
      <text:p text:style-name="P8">This command lists all stashed changesets.</text:p>
      <text:p text:style-name="P8">Usage: <text:span text:style-name="Source_20_Text"><text:span text:style-name="T9">git stash drop</text:span></text:span><text:bookmark text:name="_tmp_pre_36"/>  </text:p>
      <text:p text:style-name="P8">This command discards the most recently stashed changeset.</text:p>
      <text:p text:style-name="P8"/>
      <text:list xml:id="list93902891318752" text:continue-numbering="true" text:style-name="L8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1T09:17:24.917000000</meta:creation-date>
    <dc:date>2021-06-11T09:39:02.271000000</dc:date>
    <meta:editing-duration>PT1M13S</meta:editing-duration>
    <meta:editing-cycles>1</meta:editing-cycles>
    <meta:document-statistic meta:table-count="0" meta:image-count="0" meta:object-count="0" meta:page-count="4" meta:paragraph-count="90" meta:word-count="620" meta:character-count="3641" meta:non-whitespace-character-count="3063"/>
    <meta:generator>LibreOffice/6.4.3.2$Windows_X86_64 LibreOffice_project/747b5d0ebf89f41c860ec2a39efd7cb15b54f2d8</meta:generator>
  </office:meta>
</office:document-meta>
</file>